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36502425" text:style-name="L1">
        <text:list-item>
          <text:p text:style-name="P1">Consider using sockaddr_storage so both IPv4 and IPv6 can be handled (requires Windows XP or later when it comes to the Windows platform).</text:p>
        </text:list-item>
        <text:list-item>
          <text:p text:style-name="P1">Hence, maybe omit the downloader for anything earlier than XP in some way. For instance, the SDL 1.2 exe can have it omitted.</text:p>
        </text:list-item>
        <text:list-item>
          <text:p text:style-name="P1">Some casts are expected if sockaddr_storage is to be used.</text:p>
        </text:list-item>
        <text:list-item>
          <text:p text:style-name="P1">It may also be good to use getaddrinfo.</text:p>
        </text:list-item>
        <text:list-item>
          <text:p text:style-name="P1">See, for instance: http://www.kame.net/newsletter/19980604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roid Sans Mono" style:font-name-asian="WenQuanYi Micro Hei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y00123 </meta:initial-creator>
    <meta:creation-date>2014-01-16T23:45:20</meta:creation-date>
    <dc:date>2014-01-16T23:51:52</dc:date>
    <dc:creator>ny00123 </dc:creator>
    <meta:editing-duration>PT1M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5" meta:word-count="73" meta:character-count="424" meta:non-whitespace-character-count="361"/>
  </office:meta>
</office:document-meta>
</file>